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7000000CC66A92C32C18684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ект_20_без_20_запълване_20_и_20_очертание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По_20_подразбиране-title">
      <style:graphic-properties fo:min-height="3.506cm"/>
    </style:style>
    <style:style style:name="pr2" style:family="presentation" style:parent-style-name="По_20_подразбиране-subtitle">
      <style:graphic-properties draw:fill-color="#ffffff" fo:min-height="3.785cm"/>
    </style:style>
    <style:style style:name="pr3" style:family="presentation" style:parent-style-name="По_20_подразбиране-notes">
      <style:graphic-properties draw:fill-color="#ffffff" fo:min-height="13.364cm"/>
    </style:style>
    <style:style style:name="pr4" style:family="presentation" style:parent-style-name="По_20_подразбиране-subtitle">
      <style:graphic-properties draw:fill-color="#ffffff" fo:min-height="16.255cm"/>
    </style:style>
    <style:style style:name="pr5" style:family="presentation" style:parent-style-name="По_20_подразбиране-subtitle">
      <style:graphic-properties draw:fill-color="#ffffff" fo:min-height="13.4cm"/>
    </style:style>
    <style:style style:name="P1" style:family="paragraph">
      <style:paragraph-properties fo:text-align="center"/>
      <style:text-properties fo:font-size="66pt" style:font-size-asian="66pt" style:font-size-complex="66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loext:graphic-properties draw:fill-color="#ffffff"/>
      <style:text-properties fo:font-size="48pt" style:font-size-asian="48pt" style:font-size-complex="48pt"/>
    </style:style>
    <style:style style:name="P4" style:family="paragraph">
      <loext:graphic-properties draw:fill-color="#ffffff"/>
    </style:style>
    <style:style style:name="P5" style:family="paragraph">
      <style:text-properties fo:font-size="66pt" style:font-size-asian="66pt" style:font-size-complex="66pt"/>
    </style:style>
    <style:style style:name="P6" style:family="paragraph">
      <loext:graphic-properties draw:fill-color="#ffffff"/>
      <style:text-properties fo:font-size="66pt" style:font-size-asian="66pt" style:font-size-complex="66pt"/>
    </style:style>
    <style:style style:name="P7" style:family="paragraph">
      <style:paragraph-properties fo:text-align="center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По_20_подразбиране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9.094cm" presentation:class="title" presentation:user-transformed="true">
          <draw:text-box>
            <text:p text:style-name="P1"><text:span text:style-name="T1">ImageMaker</text:span></text:p>
          </draw:text-box>
        </draw:frame>
        <draw:frame presentation:style-name="pr2" draw:text-style-name="P3" draw:layer="layout" svg:width="3.999cm" svg:height="3.785cm" svg:x="22.6cm" svg:y="17.072cm" presentation:class="subtitle" presentation:user-transformed="true">
          <draw:text-box>
            <text:p text:style-name="P2"><text:span text:style-name="T2">Top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По_20_подразбиране" presentation:presentation-page-layout-name="AL2T32">
        <draw:frame presentation:style-name="pr4" draw:text-style-name="P6" draw:layer="layout" svg:width="25.199cm" svg:height="16.255cm" svg:x="1.6cm" svg:y="2.4cm" presentation:class="subtitle" presentation:user-transformed="true">
          <draw:text-box>
            <text:p text:style-name="P5"><text:span text:style-name="T1">С какво помага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По_20_подразбиране" presentation:presentation-page-layout-name="AL2T32">
        <draw:frame presentation:style-name="pr4" draw:text-style-name="P6" draw:layer="layout" svg:width="25.199cm" svg:height="16.255cm" svg:x="1.4cm" svg:y="2.145cm" presentation:class="subtitle" presentation:user-transformed="true">
          <draw:text-box>
            <text:p text:style-name="P5"><text:span text:style-name="T1">С какво нашия проект е по-различен от всички останали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По_20_подразбиране" presentation:presentation-page-layout-name="AL2T32">
        <draw:frame presentation:style-name="pr4" draw:text-style-name="P6" draw:layer="layout" svg:width="25.199cm" svg:height="16.255cm" svg:x="1.4cm" svg:y="2.345cm" presentation:class="subtitle" presentation:user-transformed="true">
          <draw:text-box>
            <text:p text:style-name="P5"><text:span text:style-name="T1">Сега е време да видите как работи програмата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По_20_подразбиране" presentation:presentation-page-layout-name="AL2T32">
        <office:forms form:automatic-focus="false" form:apply-design-mode="false"/>
        <draw:frame presentation:style-name="pr5" draw:text-style-name="P6" draw:layer="layout" svg:width="25.199cm" svg:height="13.4cm" svg:x="1.401cm" svg:y="0.2cm" presentation:class="subtitle" presentation:user-transformed="true">
          <draw:text-box>
            <text:p text:style-name="P5"><text:span text:style-name="T1">Въпроси</text:span></text:p>
          </draw:text-box>
        </draw:frame>
        <draw:frame draw:style-name="gr2" draw:text-style-name="P7" draw:layer="layout" svg:width="11.6cm" svg:height="9.58cm" svg:x="8.6cm" svg:y="9.6cm">
          <draw:image xlink:href="Pictures/10000201000000F7000000CC66A92C32C18684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По_20_подразбиране-background" style:display-name="По подразбиране-background" style:family="presentation">
      <style:graphic-properties draw:stroke="none" draw:fill="none"/>
      <style:text-properties style:letter-kerning="true"/>
    </style:style>
    <style:style style:name="По_20_подразбиране-backgroundobjects" style:display-name="По подразбиран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о_20_подразбиране-notes" style:display-name="По подразбиран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outline1" style:display-name="По подразбиране-outline1" style:family="presentation">
      <style:graphic-properties draw:stroke="none" draw:fill="none" draw:auto-grow-height="false" draw:fit-to-size="shrink-to-fit">
        <text:list-style style:name="По_20_подразбиране-outline1" style:display-name="По подразбиран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top="0.4cm" fo:margin-bottom="0cm"/>
      <style:text-properties fo:font-size="28pt" style:font-size-asian="28pt" style:font-size-complex="28pt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top="0.3cm" fo:margin-bottom="0cm"/>
      <style:text-properties fo:font-size="24pt" style:font-size-asian="24pt" style:font-size-complex="24pt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top="0.2cm" fo:margin-bottom="0cm"/>
      <style:text-properties fo:font-size="20pt" style:font-size-asian="20pt" style:font-size-complex="20pt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top="0.1cm" fo:margin-bottom="0cm"/>
      <style:text-properties fo:font-size="20pt" style:font-size-asian="20pt" style:font-size-complex="20pt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top="0.1cm" fo:margin-bottom="0cm"/>
      <style:text-properties fo:font-size="20pt" style:font-size-asian="20pt" style:font-size-complex="20pt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top="0.1cm" fo:margin-bottom="0cm"/>
      <style:text-properties fo:font-size="20pt" style:font-size-asian="20pt" style:font-size-complex="20pt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top="0.1cm" fo:margin-bottom="0cm"/>
      <style:text-properties fo:font-size="20pt" style:font-size-asian="20pt" style:font-size-complex="20pt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top="0.1cm" fo:margin-bottom="0cm"/>
      <style:text-properties fo:font-size="20pt" style:font-size-asian="20pt" style:font-size-complex="20pt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По_20_подразбиране-backgroundobjects">
      <style:graphic-properties draw:stroke="none" draw:fill="none" draw:fill-color="#ffffff" draw:auto-grow-height="false" fo:min-height="1.449cm"/>
    </style:style>
    <style:style style:name="Mpr2" style:family="presentation" style:parent-style-name="По_20_подразбиране-backgroundobjects">
      <style:graphic-properties draw:stroke="none" draw:fill="none" draw:fill-color="#ffffff" draw:auto-grow-height="false" fo:min-height="1.485cm"/>
    </style:style>
    <style:style style:name="Mpr3" style:family="presentation" style:parent-style-name="По_20_подразбиране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число&gt;</text:page-number></text:p>
        </draw:text-box>
      </draw:frame>
    </style:handout-master>
    <style:master-page style:name="По_20_подразбиране" style:display-name="По подразбиране" style:page-layout-name="PM1" draw:style-name="Mdp1">
      <draw:frame presentation:style-name="По_20_подразбиране-title" draw:layer="backgroundobjects" svg:width="25.199cm" svg:height="3.506cm" svg:x="1.4cm" svg:y="0.837cm" presentation:class="title" presentation:placeholder="true">
        <draw:text-box/>
      </draw:frame>
      <draw:frame presentation:style-name="По_20_подразбиране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число&gt;</text:page-number></text:p>
        </draw:text-box>
      </draw:frame>
      <presentation:notes style:page-layout-name="PM0">
        <draw:page-thumbnail presentation:style-name="По_20_подразбиране-title" draw:layer="backgroundobjects" svg:width="14.848cm" svg:height="11.136cm" svg:x="3.075cm" svg:y="2.257cm" presentation:class="page"/>
        <draw:frame presentation:style-name="По_20_подразбиране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число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6T10:26:12.825236170</meta:creation-date>
    <dc:date>2017-03-26T12:19:21.966278666</dc:date>
    <meta:editing-duration>PT1H42M58S</meta:editing-duration>
    <meta:editing-cycles>2</meta:editing-cycles>
    <meta:generator>LibreOffice/5.1.6.2$Linux_X86_64 LibreOffice_project/10m0$Build-2</meta:generator>
    <meta:document-statistic meta:object-count="38"/>
  </office:meta>
</office:document-meta>
</file>